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draw:marker-start-width="0.215cm" draw:marker-end="Extrémités_20_de_20_flèche_20_4" draw:marker-end-width="0.315cm" draw:fill="none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width="0.01cm" svg:stroke-color="#000000" draw:fill="none" draw:fill-color="#ffffff" fo:min-height="0.42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164cm" fo:min-width="0.904cm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marker-start-width="0.215cm" draw:marker-end-width="0.215cm" draw:fill="none" draw:fill-color="#ffffff" fo:min-height="0.42cm"/>
    </style:style>
    <style:style style:name="gr5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94cm" fo:min-width="2.035cm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width="0.01cm" svg:stroke-color="#000000" draw:marker-start-width="0.215cm" draw:marker-end="Extrémités_20_de_20_flèche_20_4" draw:marker-end-width="0.215cm" draw:fill="none" draw:fill-color="#ffffff" fo:min-height="0.42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84cm" fo:min-width="2.32cm" fo:padding-top="0.13cm" fo:padding-bottom="0.13cm" fo:padding-left="0.255cm" fo:padding-right="0.255cm"/>
    </style:style>
    <style:style style:name="gr8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136cm" fo:min-width="1.944cm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width="0.01cm" svg:stroke-color="#000000" draw:marker-start-width="0.215cm" draw:marker-end-width="0.215cm" draw:fill="none" draw:fill-color="#ffffff" fo:min-height="0.881cm"/>
    </style:style>
    <style:style style:name="gr10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164cm" fo:min-width="2.384cm" fo:padding-top="0.13cm" fo:padding-bottom="0.13cm" fo:padding-left="0.255cm" fo:padding-right="0.255cm"/>
    </style:style>
    <style:style style:name="gr11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164cm" fo:min-width="2.162cm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164cm" fo:min-width="1.612cm" fo:padding-top="0.13cm" fo:padding-bottom="0.13cm" fo:padding-left="0.255cm" fo:padding-right="0.255cm"/>
    </style:style>
    <style:style style:name="gr1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94cm" fo:min-width="1.88cm" fo:padding-top="0.13cm" fo:padding-bottom="0.13cm" fo:padding-left="0.255cm" fo:padding-right="0.255cm"/>
    </style:style>
    <style:style style:name="gr14" style:family="graphic" style:parent-style-name="standard">
      <style:graphic-properties draw:stroke="none" svg:stroke-width="0.01cm" svg:stroke-color="#000000" draw:marker-start-width="0.215cm" draw:marker-end-width="0.215cm" draw:fill="none" draw:fill-color="#ffffff" fo:min-height="0.441cm"/>
    </style:style>
    <style:style style:name="gr15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5.44cm" fo:min-width="12.49cm" fo:padding-top="0.13cm" fo:padding-bottom="0.13cm" fo:padding-left="0.255cm" fo:padding-right="0.255cm"/>
    </style:style>
    <style:style style:name="gr1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084cm" fo:min-width="1.611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000000" draw:marker-start-width="0.215cm" draw:marker-end="Extrémités_20_de_20_flèche_20_4" draw:marker-end-width="0.215cm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MU Serif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style:font-name="CMU Serif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style:font-name="CMU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MU Seri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15.8cm" svg:y1="9.411cm" svg:x2="12.797cm" svg:y2="9.408cm" draw:start-shape="id1" draw:start-glue-point="6" draw:end-shape="id2" draw:end-glue-point="10" svg:d="M15800 9411l-3003-3" svg:viewBox="0 0 3004 4">
          <text:p/>
        </draw:connector>
        <draw:g>
          <draw:frame draw:style-name="gr2" draw:text-style-name="P3" draw:layer="layout" svg:width="3.6cm" svg:height="0.67cm" svg:x="14.997cm" svg:y="9.066cm">
            <draw:text-box>
              <text:p text:style-name="P2"><text:span text:style-name="T1">ex:ruleCore</text:span></text:p>
            </draw:text-box>
          </draw:frame>
          <draw:custom-shape draw:style-name="gr3" draw:text-style-name="P1" xml:id="id1" draw:id="id1" draw:layer="layout" svg:width="2cm" svg:height="0.6cm" svg:x="15.8cm" svg:y="9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3" draw:layer="layout" svg:width="3.697cm" svg:height="0.67cm" svg:x="9.1cm" svg:y="9.058cm">
          <draw:text-box>
            <text:p text:style-name="P2"><text:span text:style-name="T1">ex:deductionShape</text:span></text:p>
          </draw:text-box>
        </draw:frame>
        <draw:custom-shape draw:style-name="gr5" draw:text-style-name="P1" xml:id="id2" draw:id="id2" draw:layer="layout" svg:width="3.597cm" svg:height="0.5cm" svg:x="9.2cm" svg:y="9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4cm" svg:height="0.67cm" svg:x="13.2cm" svg:y="8.9cm">
          <draw:text-box>
            <text:p text:style-name="P2"><text:span text:style-name="T1">sh:condition</text:span></text:p>
          </draw:text-box>
        </draw:frame>
        <draw:connector draw:style-name="gr1" draw:text-style-name="P1" draw:layer="layout" draw:type="line" svg:x1="15.617cm" svg:y1="5.521cm" svg:x2="13cm" svg:y2="5.543cm" draw:start-shape="id3" draw:start-glue-point="6" draw:end-shape="id4" draw:end-glue-point="10" svg:d="M15617 5521l-2617 22" svg:viewBox="0 0 2618 23">
          <text:p/>
        </draw:connector>
        <draw:frame draw:style-name="gr6" draw:text-style-name="P3" draw:layer="layout" svg:width="2.403cm" svg:height="0.67cm" svg:x="13.197cm" svg:y="5cm">
          <draw:text-box>
            <text:p text:style-name="P2"><text:span text:style-name="T1">sh:condition</text:span></text:p>
          </draw:text-box>
        </draw:frame>
        <draw:frame draw:style-name="gr2" draw:text-style-name="P3" draw:layer="layout" svg:width="3.9cm" svg:height="0.67cm" svg:x="9.097cm" svg:y="5.2cm">
          <draw:text-box>
            <text:p text:style-name="P2"><text:span text:style-name="T1">ex:ruleTransferShape</text:span></text:p>
          </draw:text-box>
        </draw:frame>
        <draw:custom-shape draw:style-name="gr7" draw:text-style-name="P1" xml:id="id4" draw:id="id4" draw:layer="layout" svg:width="4cm" svg:height="0.486cm" svg:x="9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3" draw:layer="layout" svg:width="3.903cm" svg:height="0.67cm" svg:x="15.397cm" svg:y="5.2cm">
            <draw:text-box>
              <text:p text:style-name="P2"><text:span text:style-name="T1">ex:ruleTransferRule</text:span></text:p>
            </draw:text-box>
          </draw:frame>
          <draw:custom-shape draw:style-name="gr8" draw:text-style-name="P1" xml:id="id3" draw:id="id3" draw:layer="layout" svg:width="3.47cm" svg:height="0.558cm" svg:x="15.617cm" svg:y="5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5cm" svg:height="1.131cm" svg:x="11.8cm" svg:y="4.5cm">
          <draw:text-box>
            <text:p text:style-name="P2"><text:span text:style-name="T2">Rule propagation module</text:span></text:p>
          </draw:text-box>
        </draw:frame>
        <draw:frame draw:style-name="gr4" draw:text-style-name="P3" draw:layer="layout" svg:width="4.497cm" svg:height="0.67cm" svg:x="8.8cm" svg:y="6.555cm">
          <draw:text-box>
            <text:p text:style-name="P2"><text:span text:style-name="T1">ex:resultDeliveryShape</text:span></text:p>
          </draw:text-box>
        </draw:frame>
        <draw:custom-shape draw:style-name="gr10" draw:text-style-name="P1" xml:id="id6" draw:id="id6" draw:layer="layout" svg:width="4.092cm" svg:height="0.6cm" svg:x="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.415cm" svg:y1="6.904cm" svg:x2="13.092cm" svg:y2="6.9cm" draw:start-shape="id5" draw:start-glue-point="6" draw:end-shape="id6" draw:end-glue-point="10" svg:d="M15415 6904l-2323-4" svg:viewBox="0 0 2324 5">
          <text:p/>
        </draw:connector>
        <draw:g>
          <draw:frame draw:style-name="gr2" draw:text-style-name="P3" draw:layer="layout" svg:width="4.303cm" svg:height="0.67cm" svg:x="15.097cm" svg:y="6.559cm">
            <draw:text-box>
              <text:p text:style-name="P2"><text:span text:style-name="T1">ex:resultDeliveryRule</text:span></text:p>
            </draw:text-box>
          </draw:frame>
          <draw:custom-shape draw:style-name="gr11" draw:text-style-name="P1" xml:id="id5" draw:id="id5" draw:layer="layout" svg:width="3.778cm" svg:height="0.6cm" svg:x="15.415cm" svg:y="6.6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3" draw:layer="layout" svg:width="2.403cm" svg:height="0.67cm" svg:x="13.197cm" svg:y="6.401cm">
          <draw:text-box>
            <text:p text:style-name="P2"><text:span text:style-name="T1">sh:condition</text:span></text:p>
          </draw:text-box>
        </draw:frame>
        <draw:frame draw:style-name="gr9" draw:text-style-name="P4" draw:layer="layout" svg:width="4.8cm" svg:height="1.131cm" svg:x="12cm" svg:y="5.9cm">
          <draw:text-box>
            <text:p text:style-name="P2"><text:span text:style-name="T2">Result delivery module</text:span></text:p>
          </draw:text-box>
        </draw:frame>
        <draw:connector draw:style-name="gr1" draw:text-style-name="P1" draw:layer="layout" draw:type="line" svg:x1="15.8cm" svg:y1="8.208cm" svg:x2="12.689cm" svg:y2="8.205cm" draw:start-shape="id7" draw:start-glue-point="6" draw:end-shape="id8" draw:end-glue-point="10" svg:d="M15800 8208l-3111-3" svg:viewBox="0 0 3112 4">
          <text:p/>
        </draw:connector>
        <draw:frame draw:style-name="gr2" draw:text-style-name="P3" draw:layer="layout" svg:width="3.6cm" svg:height="0.67cm" svg:x="15.497cm" svg:y="7.863cm">
          <draw:text-box>
            <text:p text:style-name="P2"><text:span text:style-name="T1">ex:activationRule</text:span></text:p>
          </draw:text-box>
        </draw:frame>
        <draw:custom-shape draw:style-name="gr12" draw:text-style-name="P1" xml:id="id7" draw:id="id7" draw:layer="layout" svg:width="3cm" svg:height="0.6cm" svg:x="15.8cm" svg:y="7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797cm" svg:height="0.67cm" svg:x="9.1cm" svg:y="7.855cm">
          <draw:text-box>
            <text:p text:style-name="P2"><text:span text:style-name="T1">ex:activationShape</text:span></text:p>
          </draw:text-box>
        </draw:frame>
        <draw:custom-shape draw:style-name="gr13" draw:text-style-name="P1" xml:id="id8" draw:id="id8" draw:layer="layout" svg:width="3.378cm" svg:height="0.5cm" svg:x="9.311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403cm" svg:height="0.67cm" svg:x="13.197cm" svg:y="7.702cm">
          <draw:text-box>
            <text:p text:style-name="P2"><text:span text:style-name="T1">sh:condition</text:span></text:p>
          </draw:text-box>
        </draw:frame>
        <draw:frame draw:style-name="gr14" draw:text-style-name="P4" draw:layer="layout" svg:width="4.199cm" svg:height="0.691cm" svg:x="12.3cm" svg:y="7.3cm">
          <draw:text-box>
            <text:p text:style-name="P2"><text:span text:style-name="T2">Activation module</text:span></text:p>
          </draw:text-box>
        </draw:frame>
        <draw:frame draw:style-name="gr14" draw:text-style-name="P4" draw:layer="layout" svg:width="4cm" svg:height="0.691cm" svg:x="12.4cm" svg:y="8.501cm">
          <draw:text-box>
            <text:p text:style-name="P2"><text:span text:style-name="T2">Rule core</text:span></text:p>
          </draw:text-box>
        </draw:frame>
        <draw:custom-shape draw:style-name="gr15" draw:text-style-name="P1" draw:layer="layout" svg:width="13cm" svg:height="5.7cm" svg:x="6.3cm" svg:y="4.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.197cm" svg:height="0.691cm" svg:x="5.8cm" svg:y="4.1cm">
          <draw:text-box>
            <text:p text:style-name="P2"><text:span text:style-name="T3">ex:ruleEnvelope</text:span></text:p>
          </draw:text-box>
        </draw:frame>
        <draw:custom-shape draw:style-name="gr16" draw:text-style-name="P1" xml:id="id9" draw:id="id9" draw:layer="layout" svg:width="2.999cm" svg:height="0.486cm" svg:x="6.4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7.901cm" svg:y1="4.687cm" svg:x2="9cm" svg:y2="5.543cm" draw:start-shape="id9" draw:start-glue-point="8" draw:end-shape="id4" draw:end-glue-point="6" svg:d="M7901 4687v856h1099" svg:viewBox="0 0 1100 857">
          <text:p/>
        </draw:connector>
        <draw:connector draw:style-name="gr17" draw:text-style-name="P2" draw:layer="layout" svg:x1="7.901cm" svg:y1="4.687cm" svg:x2="9cm" svg:y2="6.9cm" draw:start-shape="id9" draw:start-glue-point="8" draw:end-shape="id6" draw:end-glue-point="6" svg:d="M7901 4687v2213h1099" svg:viewBox="0 0 1100 2214">
          <text:p/>
        </draw:connector>
        <draw:connector draw:style-name="gr17" draw:text-style-name="P2" draw:layer="layout" svg:x1="7.901cm" svg:y1="4.687cm" svg:x2="9.311cm" svg:y2="8.205cm" draw:start-shape="id9" draw:start-glue-point="8" draw:end-shape="id8" draw:end-glue-point="6" svg:d="M7901 4687v3518h1410" svg:viewBox="0 0 1411 3519">
          <text:p/>
        </draw:connector>
        <draw:connector draw:style-name="gr17" draw:text-style-name="P2" draw:layer="layout" svg:x1="7.901cm" svg:y1="4.687cm" svg:x2="9.2cm" svg:y2="9.408cm" draw:start-shape="id9" draw:start-glue-point="8" draw:end-shape="id2" draw:end-glue-point="6" svg:d="M7901 4687v4721h1299" svg:viewBox="0 0 1300 4722">
          <text:p/>
        </draw:connector>
        <draw:frame draw:style-name="gr6" draw:text-style-name="P3" draw:layer="layout" svg:width="3.8cm" svg:height="0.67cm" svg:x="7.7cm" svg:y="4.73cm">
          <draw:text-box>
            <text:p text:style-name="P2"><text:span text:style-name="T1">edr:hasTransferShape</text:span></text:p>
          </draw:text-box>
        </draw:frame>
        <draw:frame draw:style-name="gr6" draw:text-style-name="P3" draw:layer="layout" svg:width="3.8cm" svg:height="0.67cm" svg:x="7.7cm" svg:y="5.83cm">
          <draw:text-box>
            <text:p text:style-name="P2"><text:span text:style-name="T1">edr:hasDeliveryShape</text:span></text:p>
          </draw:text-box>
        </draw:frame>
        <draw:frame draw:style-name="gr6" draw:text-style-name="P3" draw:layer="layout" svg:width="4.2cm" svg:height="0.67cm" svg:x="7.7cm" svg:y="7.23cm">
          <draw:text-box>
            <text:p text:style-name="P2"><text:span text:style-name="T1">edr:hasActivationShape</text:span></text:p>
          </draw:text-box>
        </draw:frame>
        <draw:frame draw:style-name="gr6" draw:text-style-name="P3" draw:layer="layout" svg:width="4.2cm" svg:height="0.67cm" svg:x="7.7cm" svg:y="8.43cm">
          <draw:text-box>
            <text:p text:style-name="P2"><text:span text:style-name="T1">edr:hasDeductionSha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Extrémités_20_de_20_flèche_20_4" draw:display-name="Extrémités de flèche 4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Seydoux</meta:initial-creator>
    <meta:creation-date>2018-06-24T11:19:19.432540633</meta:creation-date>
    <dc:date>2018-08-19T18:57:08.897210515</dc:date>
    <dc:creator>Nicolas Seydoux</dc:creator>
    <meta:editing-duration>PT2H38M24S</meta:editing-duration>
    <meta:editing-cycles>23</meta:editing-cycles>
    <meta:generator>LibreOffice/5.1.6.2$Linux_X86_64 LibreOffice_project/10m0$Build-2</meta:generator>
    <meta:document-statistic meta:object-count="42"/>
  </office:meta>
</office:document-meta>
</file>